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4.24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26.6pt"/>
    </style:style>
    <style:style style:name="co10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T1" style:family="text">
      <style:text-properties style:text-position="0% 100%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version </text:p>
          </table:table-cell>
          <table:table-cell office:value-type="string" calcext:value-type="string">
            <text:p>Forward Coordinate</text:p>
          </table:table-cell>
          <table:table-cell office:value-type="string" calcext:value-type="string">
            <text:p>Reverse Coordinate</text:p>
          </table:table-cell>
          <table:table-cell office:value-type="string" calcext:value-type="string">
            <text:p>Forward Gene </text:p>
          </table:table-cell>
          <table:table-cell office:value-type="string" calcext:value-type="string">
            <text:p>Reverse Gene 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ame (where it came from as reference) </text:p>
          </table:table-cell>
          <table:table-cell/>
          <table:table-cell office:value-type="string" calcext:value-type="string">
            <text:p>Gene (Rare Breakpoint_) </text:p>
          </table:table-cell>
          <table:table-cell office:value-type="string" calcext:value-type="string">
            <text:p>No Gene</text:p>
          </table:table-cell>
        </table:table-row>
        <table:table-row table:style-name="ro1">
          <table:table-cell office:value-type="string" calcext:value-type="string">
            <text:p>(2R)Y1</text:p>
          </table:table-cell>
          <table:table-cell office:value-type="float" office:value="12515658" calcext:value-type="float">
            <text:p>12515658</text:p>
          </table:table-cell>
          <table:table-cell table:style-name="ce2" office:value-type="float" office:value="12519878" calcext:value-type="float">
            <text:p>12519878</text:p>
          </table:table-cell>
          <table:table-cell table:number-columns-repeated="2" office:value-type="string" calcext:value-type="string">
            <text:p>CG13151, CG8818</text:p>
          </table:table-cell>
          <table:table-cell office:value-type="float" office:value="4220" calcext:value-type="float">
            <text:p>4220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2R)Y1</text:p>
          </table:table-cell>
          <table:table-cell office:value-type="float" office:value="18836610" calcext:value-type="float">
            <text:p>18836610</text:p>
          </table:table-cell>
          <table:table-cell office:value-type="float" office:value="18834611" calcext:value-type="float">
            <text:p>18834611</text:p>
          </table:table-cell>
          <table:table-cell table:number-columns-repeated="2" office:value-type="string" calcext:value-type="string">
            <text:p>CG15083, CG15099</text:p>
          </table:table-cell>
          <table:table-cell office:value-type="float" office:value="1999" calcext:value-type="float">
            <text:p>1999</text:p>
          </table:table-cell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N</text:p>
          </table:table-cell>
          <table:table-cell office:value-type="float" office:value="24799470" calcext:value-type="float">
            <text:p>24799470</text:p>
          </table:table-cell>
          <table:table-cell office:value-type="float" office:value="24799481" calcext:value-type="float">
            <text:p>24799481</text:p>
          </table:table-cell>
          <table:table-cell table:number-columns-repeated="2" office:value-type="string" calcext:value-type="string">
            <text:p>U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22</text:p>
          </table:table-cell>
          <table:table-cell/>
          <table:table-cell office:value-type="string" calcext:value-type="string">
            <text:p>Gene (Common Breakpoint) </text:p>
          </table:table-cell>
          <table:table-cell/>
        </table:table-row>
        <table:table-row table:style-name="ro1">
          <table:table-cell office:value-type="string" calcext:value-type="string">
            <text:p>(3R)N</text:p>
          </table:table-cell>
          <table:table-cell office:value-type="float" office:value="28832824" calcext:value-type="float">
            <text:p>28832824</text:p>
          </table:table-cell>
          <table:table-cell office:value-type="float" office:value="28835511" calcext:value-type="float">
            <text:p>28835511</text:p>
          </table:table-cell>
          <table:table-cell table:number-columns-repeated="2" office:value-type="string" calcext:value-type="string">
            <text:p>Apc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I2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(2R)R1</text:p>
          </table:table-cell>
          <table:table-cell office:value-type="float" office:value="8855599" calcext:value-type="float">
            <text:p>8855599</text:p>
          </table:table-cell>
          <table:table-cell office:value-type="float" office:value="8860930" calcext:value-type="float">
            <text:p>8860930</text:p>
          </table:table-cell>
          <table:table-cell office:value-type="string" calcext:value-type="string">
            <text:p>sns<text:span text:style-name="T1">*</text:span></text:p>
          </table:table-cell>
          <table:table-cell office:value-type="string" calcext:value-type="string">
            <text:p>sns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ZI21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R1</text:p>
          </table:table-cell>
          <table:table-cell office:value-type="float" office:value="17749316" calcext:value-type="float">
            <text:p>17749316</text:p>
          </table:table-cell>
          <table:table-cell office:value-type="float" office:value="17748824" calcext:value-type="float">
            <text:p>17748824</text:p>
          </table:table-cell>
          <table:table-cell table:number-columns-repeated="2" office:value-type="string" calcext:value-type="string">
            <text:p>CG1093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ZI21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R2</text:p>
          </table:table-cell>
          <table:table-cell office:value-type="float" office:value="14591413" calcext:value-type="float">
            <text:p>14591413</text:p>
          </table:table-cell>
          <table:table-cell office:value-type="float" office:value="14589194" calcext:value-type="float">
            <text:p>14589194</text:p>
          </table:table-cell>
          <table:table-cell table:number-columns-repeated="2" office:value-type="string" calcext:value-type="string">
            <text:p>CG12869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ZI21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R2</text:p>
          </table:table-cell>
          <table:table-cell office:value-type="float" office:value="18774073" calcext:value-type="float">
            <text:p>18774073</text:p>
          </table:table-cell>
          <table:table-cell office:value-type="float" office:value="18774480" calcext:value-type="float">
            <text:p>18774480</text:p>
          </table:table-cell>
          <table:table-cell table:number-columns-repeated="2" office:value-type="string" calcext:value-type="string">
            <text:p>Mctp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ZI21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Z</text:p>
          </table:table-cell>
          <table:table-cell office:value-type="float" office:value="2558319" calcext:value-type="float">
            <text:p>2558319</text:p>
          </table:table-cell>
          <table:table-cell office:value-type="float" office:value="2558807" calcext:value-type="float">
            <text:p>2558807</text:p>
          </table:table-cell>
          <table:table-cell table:number-columns-repeated="2" office:value-type="string" calcext:value-type="string">
            <text:p>CR4411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ZI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Z</text:p>
          </table:table-cell>
          <table:table-cell office:value-type="float" office:value="6194278" calcext:value-type="float">
            <text:p>6194278</text:p>
          </table:table-cell>
          <table:table-cell office:value-type="float" office:value="6197559" calcext:value-type="float">
            <text:p>6197559</text:p>
          </table:table-cell>
          <table:table-cell table:number-columns-repeated="2" office:value-type="string" calcext:value-type="string">
            <text:p>smal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ZI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A1</text:p>
          </table:table-cell>
          <table:table-cell office:value-type="float" office:value="5508437" calcext:value-type="float">
            <text:p>5508437</text:p>
          </table:table-cell>
          <table:table-cell office:value-type="float" office:value="5508399" calcext:value-type="float">
            <text:p>5508399</text:p>
          </table:table-cell>
          <table:table-cell table:number-columns-repeated="2" office:value-type="string" calcext:value-type="string">
            <text:p>Nmdar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L-8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A1</text:p>
          </table:table-cell>
          <table:table-cell office:value-type="float" office:value="12720634" calcext:value-type="float">
            <text:p>12720634</text:p>
          </table:table-cell>
          <table:table-cell office:value-type="float" office:value="12720773" calcext:value-type="float">
            <text:p>12720773</text:p>
          </table:table-cell>
          <table:table-cell table:number-columns-repeated="2" office:value-type="string" calcext:value-type="string">
            <text:p>M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AL-8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B</text:p>
          </table:table-cell>
          <table:table-cell office:value-type="float" office:value="18222227" calcext:value-type="float">
            <text:p>18222227</text:p>
          </table:table-cell>
          <table:table-cell office:value-type="float" office:value="18221785" calcext:value-type="float">
            <text:p>18221785</text:p>
          </table:table-cell>
          <table:table-cell table:number-columns-repeated="2" office:value-type="string" calcext:value-type="string">
            <text:p>CR45310J*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B</text:p>
          </table:table-cell>
          <table:table-cell office:value-type="float" office:value="19975061" calcext:value-type="float">
            <text:p>19975061</text:p>
          </table:table-cell>
          <table:table-cell office:value-type="float" office:value="19975567" calcext:value-type="float">
            <text:p>19975567</text:p>
          </table:table-cell>
          <table:table-cell table:number-columns-repeated="2" office:value-type="string" calcext:value-type="string">
            <text:p>CG8654*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A2</text:p>
          </table:table-cell>
          <table:table-cell office:value-type="float" office:value="25793856" calcext:value-type="float">
            <text:p>25793856</text:p>
          </table:table-cell>
          <table:table-cell office:value-type="float" office:value="25793861" calcext:value-type="float">
            <text:p>25793861</text:p>
          </table:table-cell>
          <table:table-cell table:number-columns-repeated="2" office:value-type="string" calcext:value-type="string">
            <text:p>CR436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A2</text:p>
          </table:table-cell>
          <table:table-cell office:value-type="float" office:value="27386880" calcext:value-type="float">
            <text:p>27386880</text:p>
          </table:table-cell>
          <table:table-cell office:value-type="float" office:value="27384384" calcext:value-type="float">
            <text:p>27384384</text:p>
          </table:table-cell>
          <table:table-cell table:number-columns-repeated="2" office:value-type="string" calcext:value-type="string">
            <text:p>side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GA0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F</text:p>
          </table:table-cell>
          <table:table-cell office:value-type="float" office:value="5859753" calcext:value-type="float">
            <text:p>5859753</text:p>
          </table:table-cell>
          <table:table-cell office:value-type="float" office:value="5859748" calcext:value-type="float">
            <text:p>5859748</text:p>
          </table:table-cell>
          <table:table-cell table:number-columns-repeated="2" office:value-type="string" calcext:value-type="string">
            <text:p>r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231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F</text:p>
          </table:table-cell>
          <table:table-cell office:value-type="float" office:value="12451436" calcext:value-type="float">
            <text:p>12451436</text:p>
          </table:table-cell>
          <table:table-cell office:value-type="float" office:value="12451296" calcext:value-type="float">
            <text:p>12451296</text:p>
          </table:table-cell>
          <table:table-cell table:number-columns-repeated="2" office:value-type="string" calcext:value-type="string">
            <text:p>Oatp33Eb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231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E</text:p>
          </table:table-cell>
          <table:table-cell office:value-type="float" office:value="8198488" calcext:value-type="float">
            <text:p>8198488</text:p>
          </table:table-cell>
          <table:table-cell office:value-type="float" office:value="8199756" calcext:value-type="float">
            <text:p>819975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ER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L)E</text:p>
          </table:table-cell>
          <table:table-cell office:value-type="float" office:value="11269990" calcext:value-type="float">
            <text:p>11269990</text:p>
          </table:table-cell>
          <table:table-cell office:value-type="float" office:value="11272147" calcext:value-type="float">
            <text:p>11272147</text:p>
          </table:table-cell>
          <table:table-cell table:number-columns-repeated="2" office:value-type="string" calcext:value-type="string">
            <text:p>cana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ER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L a </text:p>
          </table:table-cell>
          <table:table-cell table:number-columns-repeated="2" office:value-type="float" office:value="13963810" calcext:value-type="float">
            <text:p>13963810</text:p>
          </table:table-cell>
          <table:table-cell table:number-columns-repeated="2" office:value-type="string" calcext:value-type="string">
            <text:p>Me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39</text:p>
          </table:table-cell>
          <table:table-cell office:value-type="string" calcext:value-type="string">
            <text:p>Se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a </text:p>
          </table:table-cell>
          <table:table-cell office:value-type="float" office:value="16158675" calcext:value-type="float">
            <text:p>16158675</text:p>
          </table:table-cell>
          <table:table-cell office:value-type="float" office:value="16160533" calcext:value-type="float">
            <text:p>16160533</text:p>
          </table:table-cell>
          <table:table-cell table:number-columns-repeated="2" office:value-type="string" calcext:value-type="string">
            <text:p>CG5151</text:p>
          </table:table-cell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b </text:p>
          </table:table-cell>
          <table:table-cell office:value-type="float" office:value="6164702" calcext:value-type="float">
            <text:p>6164702</text:p>
          </table:table-cell>
          <table:table-cell office:value-type="float" office:value="6164499" calcext:value-type="float">
            <text:p>6164499</text:p>
          </table:table-cell>
          <table:table-cell table:number-columns-repeated="2" office:value-type="string" calcext:value-type="string">
            <text:p>CG1329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KM92</text:p>
          </table:table-cell>
          <table:table-cell office:value-type="string" calcext:value-type="string">
            <text:p>Se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b </text:p>
          </table:table-cell>
          <table:table-cell office:value-type="float" office:value="14768404" calcext:value-type="float">
            <text:p>14768404</text:p>
          </table:table-cell>
          <table:table-cell office:value-type="float" office:value="14768402" calcext:value-type="float">
            <text:p>14768402</text:p>
          </table:table-cell>
          <table:table-cell table:number-columns-repeated="2" office:value-type="string" calcext:value-type="string">
            <text:p>CG171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c </text:p>
          </table:table-cell>
          <table:table-cell office:value-type="float" office:value="10208208" calcext:value-type="float">
            <text:p>10208208</text:p>
          </table:table-cell>
          <table:table-cell office:value-type="float" office:value="10206865" calcext:value-type="float">
            <text:p>10206865</text:p>
          </table:table-cell>
          <table:table-cell table:number-columns-repeated="2" office:value-type="string" calcext:value-type="string">
            <text:p>CR44538*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ZI291</text:p>
          </table:table-cell>
          <table:table-cell office:value-type="string" calcext:value-type="string">
            <text:p>Se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c </text:p>
          </table:table-cell>
          <table:table-cell office:value-type="float" office:value="14567028" calcext:value-type="float">
            <text:p>14567028</text:p>
          </table:table-cell>
          <table:table-cell office:value-type="float" office:value="14566080" calcext:value-type="float">
            <text:p>14566080</text:p>
          </table:table-cell>
          <table:table-cell table:number-columns-repeated="2" office:value-type="string" calcext:value-type="string">
            <text:p>CG42758*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d </text:p>
          </table:table-cell>
          <table:table-cell office:value-type="float" office:value="4436045" calcext:value-type="float">
            <text:p>4436045</text:p>
          </table:table-cell>
          <table:table-cell office:value-type="float" office:value="4435501" calcext:value-type="float">
            <text:p>4435501</text:p>
          </table:table-cell>
          <table:table-cell table:number-columns-repeated="2" office:value-type="string" calcext:value-type="string">
            <text:p>nAChRbeta1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AL-491</text:p>
          </table:table-cell>
          <table:table-cell office:value-type="string" calcext:value-type="string">
            <text:p>Se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d </text:p>
          </table:table-cell>
          <table:table-cell office:value-type="float" office:value="7210262" calcext:value-type="float">
            <text:p>7210262</text:p>
          </table:table-cell>
          <table:table-cell office:value-type="float" office:value="7210268" calcext:value-type="float">
            <text:p>7210268</text:p>
          </table:table-cell>
          <table:table-cell office:value-type="string" calcext:value-type="string">
            <text:p>CR45410* </text:p>
          </table:table-cell>
          <table:table-cell office:value-type="string" calcext:value-type="string">
            <text:p>CR45410*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e </text:p>
          </table:table-cell>
          <table:table-cell office:value-type="float" office:value="11800427" calcext:value-type="float">
            <text:p>11800427</text:p>
          </table:table-cell>
          <table:table-cell office:value-type="float" office:value="11800999" calcext:value-type="float">
            <text:p>11800999</text:p>
          </table:table-cell>
          <table:table-cell table:number-columns-repeated="2" office:value-type="string" calcext:value-type="string">
            <text:p>CG1036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RAL-821</text:p>
          </table:table-cell>
          <table:table-cell office:value-type="string" calcext:value-type="string">
            <text:p>Se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e </text:p>
          </table:table-cell>
          <table:table-cell office:value-type="float" office:value="18377148" calcext:value-type="float">
            <text:p>18377148</text:p>
          </table:table-cell>
          <table:table-cell office:value-type="float" office:value="18377002" calcext:value-type="float">
            <text:p>18377002</text:p>
          </table:table-cell>
          <table:table-cell table:number-columns-repeated="2" office:value-type="string" calcext:value-type="string">
            <text:p>rpr*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f</text:p>
          </table:table-cell>
          <table:table-cell office:value-type="float" office:value="19807227" calcext:value-type="float">
            <text:p>19807227</text:p>
          </table:table-cell>
          <table:table-cell office:value-type="float" office:value="19810396" calcext:value-type="float">
            <text:p>19810396</text:p>
          </table:table-cell>
          <table:table-cell table:number-columns-repeated="2" office:value-type="string" calcext:value-type="string">
            <text:p>Kap-alpha1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FR208N</text:p>
          </table:table-cell>
          <table:table-cell office:value-type="string" calcext:value-type="string">
            <text:p>Se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f </text:p>
          </table:table-cell>
          <table:table-cell office:value-type="float" office:value="3192218" calcext:value-type="float">
            <text:p>3192218</text:p>
          </table:table-cell>
          <table:table-cell office:value-type="float" office:value="3192793" calcext:value-type="float">
            <text:p>3192793</text:p>
          </table:table-cell>
          <table:table-cell office:value-type="string" calcext:value-type="string">
            <text:p>CG14965</text:p>
          </table:table-cell>
          <table:table-cell office:value-type="string" calcext:value-type="string">
            <text:p>*CG14965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L g </text:p>
          </table:table-cell>
          <table:table-cell office:value-type="float" office:value="8317826" calcext:value-type="float">
            <text:p>8317826</text:p>
          </table:table-cell>
          <table:table-cell office:value-type="float" office:value="8316932" calcext:value-type="float">
            <text:p>8316932</text:p>
          </table:table-cell>
          <table:table-cell table:number-columns-repeated="2" office:value-type="string" calcext:value-type="string">
            <text:p>CR45248*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SD92N</text:p>
          </table:table-cell>
          <table:table-cell office:value-type="string" calcext:value-type="string">
            <text:p>Set-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L g </text:p>
          </table:table-cell>
          <table:table-cell office:value-type="float" office:value="10954956" calcext:value-type="float">
            <text:p>10954956</text:p>
          </table:table-cell>
          <table:table-cell office:value-type="float" office:value="10954972" calcext:value-type="float">
            <text:p>10954972</text:p>
          </table:table-cell>
          <table:table-cell table:number-columns-repeated="2" office:value-type="string" calcext:value-type="string">
            <text:p>CG43059*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8" table:number-rows-spanned="1">
            <text:p>* = gene that is the closest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spanned="8" table:number-rows-spanned="1"/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3R)K</text:p>
          </table:table-cell>
          <table:table-cell office:value-type="float" office:value="11749620" calcext:value-type="float">
            <text:p>11749620</text:p>
          </table:table-cell>
          <table:table-cell office:value-type="float" office:value="11750633" calcext:value-type="float">
            <text:p>11750633</text:p>
          </table:table-cell>
          <table:table-cell office:value-type="string" calcext:value-type="string">
            <text:p>CG6923</text:p>
          </table:table-cell>
          <table:table-cell office:value-type="string" calcext:value-type="string">
            <text:p>CG4306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NG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K</text:p>
          </table:table-cell>
          <table:table-cell office:value-type="float" office:value="26140381" calcext:value-type="float">
            <text:p>26140381</text:p>
          </table:table-cell>
          <table:table-cell office:value-type="float" office:value="26167405" calcext:value-type="float">
            <text:p>26167405</text:p>
          </table:table-cell>
          <table:table-cell office:value-type="string" calcext:value-type="string">
            <text:p>CG6142*</text:p>
          </table:table-cell>
          <table:table-cell office:value-type="string" calcext:value-type="string">
            <text:p>CG31323*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NG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NS</text:p>
          </table:table-cell>
          <table:table-cell office:value-type="float" office:value="15391223" calcext:value-type="float">
            <text:p>15391223</text:p>
          </table:table-cell>
          <table:table-cell office:value-type="float" office:value="15389059" calcext:value-type="float">
            <text:p>15389059</text:p>
          </table:table-cell>
          <table:table-cell table:number-columns-repeated="2" office:value-type="string" calcext:value-type="string">
            <text:p>SRPK*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KR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2R)NS</text:p>
          </table:table-cell>
          <table:table-cell office:value-type="float" office:value="20276397" calcext:value-type="float">
            <text:p>20276397</text:p>
          </table:table-cell>
          <table:table-cell office:value-type="float" office:value="20274351" calcext:value-type="float">
            <text:p>20274351</text:p>
          </table:table-cell>
          <table:table-cell office:value-type="string" calcext:value-type="string">
            <text:p>CG9143</text:p>
          </table:table-cell>
          <table:table-cell office:value-type="string" calcext:value-type="string">
            <text:p>CG10444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KR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Mo</text:p>
          </table:table-cell>
          <table:table-cell office:value-type="float" office:value="21406923" calcext:value-type="float">
            <text:p>21406923</text:p>
          </table:table-cell>
          <table:table-cell office:value-type="float" office:value="21406917" calcext:value-type="float">
            <text:p>21406917</text:p>
          </table:table-cell>
          <table:table-cell office:value-type="string" calcext:value-type="string">
            <text:p>CG7907*</text:p>
          </table:table-cell>
          <table:table-cell office:value-type="string" calcext:value-type="string">
            <text:p>CG7907*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L-3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Mo</text:p>
          </table:table-cell>
          <table:table-cell office:value-type="float" office:value="29031330" calcext:value-type="float">
            <text:p>29031330</text:p>
          </table:table-cell>
          <table:table-cell office:value-type="float" office:value="29031297" calcext:value-type="float">
            <text:p>29031297</text:p>
          </table:table-cell>
          <table:table-cell table:number-columns-repeated="2" office:value-type="string" calcext:value-type="string">
            <text:p>Ssl2, CR450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L-3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P</text:p>
          </table:table-cell>
          <table:table-cell office:value-type="float" office:value="16429914" calcext:value-type="float">
            <text:p>16429914</text:p>
          </table:table-cell>
          <table:table-cell office:value-type="float" office:value="16428301" calcext:value-type="float">
            <text:p>16428301</text:p>
          </table:table-cell>
          <table:table-cell office:value-type="string" calcext:value-type="string">
            <text:p>CR45631 </text:p>
          </table:table-cell>
          <table:table-cell office:value-type="string" calcext:value-type="string">
            <text:p>CR45631*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ZI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R)P </text:p>
          </table:table-cell>
          <table:table-cell office:value-type="float" office:value="24750963" calcext:value-type="float">
            <text:p>24750963</text:p>
          </table:table-cell>
          <table:table-cell office:value-type="float" office:value="24744027" calcext:value-type="float">
            <text:p>24744027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tld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ZI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L)P</text:p>
          </table:table-cell>
          <table:table-cell office:value-type="float" office:value="16312585" calcext:value-type="float">
            <text:p>16312585</text:p>
          </table:table-cell>
          <table:table-cell office:value-type="float" office:value="16308876" calcext:value-type="float">
            <text:p>16308876</text:p>
          </table:table-cell>
          <table:table-cell office:value-type="string" calcext:value-type="string">
            <text:p>CR32160*</text:p>
          </table:table-cell>
          <table:table-cell office:value-type="string" calcext:value-type="string">
            <text:p>CR3216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GH02</text:p>
          </table:table-cell>
          <table:table-cell office:value-type="string" calcext:value-type="string">
            <text:p>Se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L)P </text:p>
          </table:table-cell>
          <table:table-cell office:value-type="float" office:value="3179009" calcext:value-type="float">
            <text:p>3179009</text:p>
          </table:table-cell>
          <table:table-cell office:value-type="float" office:value="3173053" calcext:value-type="float">
            <text:p>3173053</text:p>
          </table:table-cell>
          <table:table-cell office:value-type="string" calcext:value-type="string">
            <text:p>Girdin</text:p>
          </table:table-cell>
          <table:table-cell office:value-type="string" calcext:value-type="string">
            <text:p>CG14964</text:p>
          </table:table-cell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or In(A)</text:p>
          </table:table-cell>
          <table:table-cell office:value-type="float" office:value="13625732" calcext:value-type="float">
            <text:p>13625732</text:p>
          </table:table-cell>
          <table:table-cell office:value-type="float" office:value="13624783" calcext:value-type="float">
            <text:p>13624783</text:p>
          </table:table-cell>
          <table:table-cell table:number-columns-repeated="2" office:value-type="string" calcext:value-type="string">
            <text:p>NFAT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KR4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or In(A)</text:p>
          </table:table-cell>
          <table:table-cell office:value-type="float" office:value="19594796" calcext:value-type="float">
            <text:p>19594796</text:p>
          </table:table-cell>
          <table:table-cell office:value-type="float" office:value="19579363" calcext:value-type="float">
            <text:p>19579363</text:p>
          </table:table-cell>
          <table:table-cell office:value-type="string" calcext:value-type="string">
            <text:p>CG14205</text:p>
          </table:table-cell>
          <table:table-cell office:value-type="string" calcext:value-type="string">
            <text:p>Tao</text:p>
          </table:table-cell>
          <table:table-cell office:value-type="float" office:value="15433" calcext:value-type="float">
            <text:p>15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or In(B)</text:p>
          </table:table-cell>
          <table:table-cell office:value-type="float" office:value="17828912" calcext:value-type="float">
            <text:p>17828912</text:p>
          </table:table-cell>
          <table:table-cell office:value-type="float" office:value="17828710" calcext:value-type="float">
            <text:p>17828710</text:p>
          </table:table-cell>
          <table:table-cell table:number-columns-repeated="2" office:value-type="string" calcext:value-type="string">
            <text:p>CR4469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R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or In(B) </text:p>
          </table:table-cell>
          <table:table-cell office:value-type="float" office:value="19593923" calcext:value-type="float">
            <text:p>19593923</text:p>
          </table:table-cell>
          <table:table-cell office:value-type="float" office:value="19593711" calcext:value-type="float">
            <text:p>19593711</text:p>
          </table:table-cell>
          <table:table-cell table:number-columns-repeated="2" office:value-type="string" calcext:value-type="string">
            <text:p>CG14205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L)t</text:p>
          </table:table-cell>
          <table:table-cell office:value-type="float" office:value="2225672" calcext:value-type="float">
            <text:p>2225672</text:p>
          </table:table-cell>
          <table:table-cell office:value-type="float" office:value="2225656" calcext:value-type="float">
            <text:p>2225656</text:p>
          </table:table-cell>
          <table:table-cell table:number-columns-repeated="2" office:value-type="string" calcext:value-type="string">
            <text:p>CG1453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L-584</text:p>
          </table:table-cell>
          <table:table-cell office:value-type="string" calcext:value-type="string">
            <text:p>Se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L)t</text:p>
          </table:table-cell>
          <table:table-cell office:value-type="float" office:value="13154200" calcext:value-type="float">
            <text:p>13154200</text:p>
          </table:table-cell>
          <table:table-cell office:value-type="float" office:value="13154137" calcext:value-type="float">
            <text:p>13154137</text:p>
          </table:table-cell>
          <table:table-cell table:number-columns-repeated="2" office:value-type="string" calcext:value-type="string">
            <text:p>Pk34A 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L)OK</text:p>
          </table:table-cell>
          <table:table-cell office:value-type="float" office:value="11104785" calcext:value-type="float">
            <text:p>11104785</text:p>
          </table:table-cell>
          <table:table-cell office:value-type="float" office:value="11104729" calcext:value-type="float">
            <text:p>11104729</text:p>
          </table:table-cell>
          <table:table-cell table:number-columns-repeated="2" office:value-type="string" calcext:value-type="string">
            <text:p>CG32071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8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3L)OK</text:p>
          </table:table-cell>
          <table:table-cell office:value-type="float" office:value="2311092" calcext:value-type="float">
            <text:p>2311092</text:p>
          </table:table-cell>
          <table:table-cell office:value-type="float" office:value="2311085" calcext:value-type="float">
            <text:p>2311085</text:p>
          </table:table-cell>
          <table:table-cell table:number-columns-repeated="2" office:value-type="string" calcext:value-type="string">
            <text:p>CR45427*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30:41.408183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9:53:09.292013656</meta:creation-date>
    <dc:date>2017-07-14T15:55:20.185168795</dc:date>
    <meta:editing-duration>PT10H29M54S</meta:editing-duration>
    <meta:editing-cycles>29</meta:editing-cycles>
    <meta:generator>LibreOffice/5.1.6.2$Linux_X86_64 LibreOffice_project/10m0$Build-2</meta:generator>
    <meta:document-statistic meta:table-count="1" meta:cell-count="375" meta:object-count="0"/>
  </office:meta>
</office:document-meta>
</file>